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nswerWithLaba4" table:style-name="ta1">
        <table:shapes>
          <draw:frame draw:z-index="0" draw:style-name="gr1" draw:text-style-name="P1" svg:width="15.985cm" svg:height="9.005cm" svg:x="8.226cm" svg:y="0.531cm">
            <draw:object draw:notify-on-update-of-ranges="answerWithLaba4.A1:answerWithLaba4.A100 answerWithLaba4.B1:answerWithLaba4.B100 answerWithLaba4.A1:answerWithLaba4.A100 answerWithLaba4.C1:answerWithLaba4.C100 answerWithLaba4.A1:answerWithLaba4.A100 answerWithLaba4.D1:answerWithLaba4.D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791" calcext:value-type="float">
            <text:p>6791</text:p>
          </table:table-cell>
          <table:table-cell office:value-type="float" office:value="1511" calcext:value-type="float">
            <text:p>151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338" calcext:value-type="float">
            <text:p>25338</text:p>
          </table:table-cell>
          <table:table-cell office:value-type="float" office:value="5801" calcext:value-type="float">
            <text:p>5801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4627" calcext:value-type="float">
            <text:p>54627</text:p>
          </table:table-cell>
          <table:table-cell office:value-type="float" office:value="13384" calcext:value-type="float">
            <text:p>13384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4593" calcext:value-type="float">
            <text:p>94593</text:p>
          </table:table-cell>
          <table:table-cell office:value-type="float" office:value="24015" calcext:value-type="float">
            <text:p>24015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4758" calcext:value-type="float">
            <text:p>144758</text:p>
          </table:table-cell>
          <table:table-cell office:value-type="float" office:value="37748" calcext:value-type="float">
            <text:p>37748</text:p>
          </table:table-cell>
          <table:table-cell office:value-type="float" office:value="1733" calcext:value-type="float">
            <text:p>173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4538" calcext:value-type="float">
            <text:p>204538</text:p>
          </table:table-cell>
          <table:table-cell office:value-type="float" office:value="54724" calcext:value-type="float">
            <text:p>54724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73913" calcext:value-type="float">
            <text:p>273913</text:p>
          </table:table-cell>
          <table:table-cell office:value-type="float" office:value="73283" calcext:value-type="float">
            <text:p>73283</text:p>
          </table:table-cell>
          <table:table-cell office:value-type="float" office:value="2414" calcext:value-type="float">
            <text:p>241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53742" calcext:value-type="float">
            <text:p>353742</text:p>
          </table:table-cell>
          <table:table-cell office:value-type="float" office:value="94991" calcext:value-type="float">
            <text:p>94991</text:p>
          </table:table-cell>
          <table:table-cell office:value-type="float" office:value="2683" calcext:value-type="float">
            <text:p>268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43602" calcext:value-type="float">
            <text:p>443602</text:p>
          </table:table-cell>
          <table:table-cell office:value-type="float" office:value="120892" calcext:value-type="float">
            <text:p>120892</text:p>
          </table:table-cell>
          <table:table-cell office:value-type="float" office:value="2939" calcext:value-type="float">
            <text:p>293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44005" calcext:value-type="float">
            <text:p>544005</text:p>
          </table:table-cell>
          <table:table-cell office:value-type="float" office:value="149168" calcext:value-type="float">
            <text:p>149168</text:p>
          </table:table-cell>
          <table:table-cell office:value-type="float" office:value="3086" calcext:value-type="float">
            <text:p>308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54093" calcext:value-type="float">
            <text:p>654093</text:p>
          </table:table-cell>
          <table:table-cell office:value-type="float" office:value="179618" calcext:value-type="float">
            <text:p>179618</text:p>
          </table:table-cell>
          <table:table-cell office:value-type="float" office:value="3837" calcext:value-type="float">
            <text:p>383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773289" calcext:value-type="float">
            <text:p>773289</text:p>
          </table:table-cell>
          <table:table-cell office:value-type="float" office:value="216040" calcext:value-type="float">
            <text:p>216040</text:p>
          </table:table-cell>
          <table:table-cell office:value-type="float" office:value="4258" calcext:value-type="float">
            <text:p>425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903505" calcext:value-type="float">
            <text:p>903505</text:p>
          </table:table-cell>
          <table:table-cell office:value-type="float" office:value="252627" calcext:value-type="float">
            <text:p>252627</text:p>
          </table:table-cell>
          <table:table-cell office:value-type="float" office:value="4577" calcext:value-type="float">
            <text:p>4577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44160" calcext:value-type="float">
            <text:p>1044160</text:p>
          </table:table-cell>
          <table:table-cell office:value-type="float" office:value="291746" calcext:value-type="float">
            <text:p>291746</text:p>
          </table:table-cell>
          <table:table-cell office:value-type="float" office:value="5229" calcext:value-type="float">
            <text:p>522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193321" calcext:value-type="float">
            <text:p>1193321</text:p>
          </table:table-cell>
          <table:table-cell office:value-type="float" office:value="334407" calcext:value-type="float">
            <text:p>334407</text:p>
          </table:table-cell>
          <table:table-cell office:value-type="float" office:value="5577" calcext:value-type="float">
            <text:p>557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353830" calcext:value-type="float">
            <text:p>1353830</text:p>
          </table:table-cell>
          <table:table-cell office:value-type="float" office:value="386028" calcext:value-type="float">
            <text:p>386028</text:p>
          </table:table-cell>
          <table:table-cell office:value-type="float" office:value="5925" calcext:value-type="float">
            <text:p>592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523794" calcext:value-type="float">
            <text:p>1523794</text:p>
          </table:table-cell>
          <table:table-cell office:value-type="float" office:value="432526" calcext:value-type="float">
            <text:p>432526</text:p>
          </table:table-cell>
          <table:table-cell office:value-type="float" office:value="6270" calcext:value-type="float">
            <text:p>627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702962" calcext:value-type="float">
            <text:p>1702962</text:p>
          </table:table-cell>
          <table:table-cell office:value-type="float" office:value="482165" calcext:value-type="float">
            <text:p>482165</text:p>
          </table:table-cell>
          <table:table-cell office:value-type="float" office:value="6489" calcext:value-type="float">
            <text:p>648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893913" calcext:value-type="float">
            <text:p>1893913</text:p>
          </table:table-cell>
          <table:table-cell office:value-type="float" office:value="539345" calcext:value-type="float">
            <text:p>539345</text:p>
          </table:table-cell>
          <table:table-cell office:value-type="float" office:value="6666" calcext:value-type="float">
            <text:p>666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93479" calcext:value-type="float">
            <text:p>2093479</text:p>
          </table:table-cell>
          <table:table-cell office:value-type="float" office:value="595763" calcext:value-type="float">
            <text:p>595763</text:p>
          </table:table-cell>
          <table:table-cell office:value-type="float" office:value="7364" calcext:value-type="float">
            <text:p>736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303293" calcext:value-type="float">
            <text:p>2303293</text:p>
          </table:table-cell>
          <table:table-cell office:value-type="float" office:value="659406" calcext:value-type="float">
            <text:p>659406</text:p>
          </table:table-cell>
          <table:table-cell office:value-type="float" office:value="7863" calcext:value-type="float">
            <text:p>786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523390" calcext:value-type="float">
            <text:p>2523390</text:p>
          </table:table-cell>
          <table:table-cell office:value-type="float" office:value="720692" calcext:value-type="float">
            <text:p>720692</text:p>
          </table:table-cell>
          <table:table-cell office:value-type="float" office:value="8425" calcext:value-type="float">
            <text:p>842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753160" calcext:value-type="float">
            <text:p>2753160</text:p>
          </table:table-cell>
          <table:table-cell office:value-type="float" office:value="793714" calcext:value-type="float">
            <text:p>793714</text:p>
          </table:table-cell>
          <table:table-cell office:value-type="float" office:value="9528" calcext:value-type="float">
            <text:p>9528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992632" calcext:value-type="float">
            <text:p>2992632</text:p>
          </table:table-cell>
          <table:table-cell office:value-type="float" office:value="862970" calcext:value-type="float">
            <text:p>862970</text:p>
          </table:table-cell>
          <table:table-cell office:value-type="float" office:value="9557" calcext:value-type="float">
            <text:p>955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241098" calcext:value-type="float">
            <text:p>3241098</text:p>
          </table:table-cell>
          <table:table-cell office:value-type="float" office:value="935483" calcext:value-type="float">
            <text:p>935483</text:p>
          </table:table-cell>
          <table:table-cell office:value-type="float" office:value="10079" calcext:value-type="float">
            <text:p>10079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502539" calcext:value-type="float">
            <text:p>3502539</text:p>
          </table:table-cell>
          <table:table-cell office:value-type="float" office:value="1011747" calcext:value-type="float">
            <text:p>1011747</text:p>
          </table:table-cell>
          <table:table-cell office:value-type="float" office:value="10189" calcext:value-type="float">
            <text:p>10189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3771650" calcext:value-type="float">
            <text:p>3771650</text:p>
          </table:table-cell>
          <table:table-cell office:value-type="float" office:value="1090206" calcext:value-type="float">
            <text:p>1090206</text:p>
          </table:table-cell>
          <table:table-cell office:value-type="float" office:value="10877" calcext:value-type="float">
            <text:p>10877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4052701" calcext:value-type="float">
            <text:p>4052701</text:p>
          </table:table-cell>
          <table:table-cell office:value-type="float" office:value="1180739" calcext:value-type="float">
            <text:p>1180739</text:p>
          </table:table-cell>
          <table:table-cell office:value-type="float" office:value="11127" calcext:value-type="float">
            <text:p>11127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342688" calcext:value-type="float">
            <text:p>4342688</text:p>
          </table:table-cell>
          <table:table-cell office:value-type="float" office:value="1249760" calcext:value-type="float">
            <text:p>1249760</text:p>
          </table:table-cell>
          <table:table-cell office:value-type="float" office:value="10917" calcext:value-type="float">
            <text:p>1091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641051" calcext:value-type="float">
            <text:p>4641051</text:p>
          </table:table-cell>
          <table:table-cell office:value-type="float" office:value="1339349" calcext:value-type="float">
            <text:p>1339349</text:p>
          </table:table-cell>
          <table:table-cell office:value-type="float" office:value="11768" calcext:value-type="float">
            <text:p>1176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951554" calcext:value-type="float">
            <text:p>4951554</text:p>
          </table:table-cell>
          <table:table-cell office:value-type="float" office:value="1432504" calcext:value-type="float">
            <text:p>1432504</text:p>
          </table:table-cell>
          <table:table-cell office:value-type="float" office:value="12076" calcext:value-type="float">
            <text:p>12076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5271611" calcext:value-type="float">
            <text:p>5271611</text:p>
          </table:table-cell>
          <table:table-cell office:value-type="float" office:value="1530552" calcext:value-type="float">
            <text:p>1530552</text:p>
          </table:table-cell>
          <table:table-cell office:value-type="float" office:value="13728" calcext:value-type="float">
            <text:p>13728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5601424" calcext:value-type="float">
            <text:p>5601424</text:p>
          </table:table-cell>
          <table:table-cell office:value-type="float" office:value="1621355" calcext:value-type="float">
            <text:p>1621355</text:p>
          </table:table-cell>
          <table:table-cell office:value-type="float" office:value="14042" calcext:value-type="float">
            <text:p>14042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5941472" calcext:value-type="float">
            <text:p>5941472</text:p>
          </table:table-cell>
          <table:table-cell office:value-type="float" office:value="1736889" calcext:value-type="float">
            <text:p>1736889</text:p>
          </table:table-cell>
          <table:table-cell office:value-type="float" office:value="13913" calcext:value-type="float">
            <text:p>13913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6291211" calcext:value-type="float">
            <text:p>6291211</text:p>
          </table:table-cell>
          <table:table-cell office:value-type="float" office:value="1823327" calcext:value-type="float">
            <text:p>1823327</text:p>
          </table:table-cell>
          <table:table-cell office:value-type="float" office:value="13968" calcext:value-type="float">
            <text:p>13968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6651242" calcext:value-type="float">
            <text:p>6651242</text:p>
          </table:table-cell>
          <table:table-cell office:value-type="float" office:value="1936535" calcext:value-type="float">
            <text:p>1936535</text:p>
          </table:table-cell>
          <table:table-cell office:value-type="float" office:value="14714" calcext:value-type="float">
            <text:p>14714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7021702" calcext:value-type="float">
            <text:p>7021702</text:p>
          </table:table-cell>
          <table:table-cell office:value-type="float" office:value="2054549" calcext:value-type="float">
            <text:p>2054549</text:p>
          </table:table-cell>
          <table:table-cell office:value-type="float" office:value="14862" calcext:value-type="float">
            <text:p>14862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7400264" calcext:value-type="float">
            <text:p>7400264</text:p>
          </table:table-cell>
          <table:table-cell office:value-type="float" office:value="2164763" calcext:value-type="float">
            <text:p>2164763</text:p>
          </table:table-cell>
          <table:table-cell office:value-type="float" office:value="15767" calcext:value-type="float">
            <text:p>15767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7791524" calcext:value-type="float">
            <text:p>7791524</text:p>
          </table:table-cell>
          <table:table-cell office:value-type="float" office:value="2272934" calcext:value-type="float">
            <text:p>2272934</text:p>
          </table:table-cell>
          <table:table-cell office:value-type="float" office:value="15258" calcext:value-type="float">
            <text:p>1525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191076" calcext:value-type="float">
            <text:p>8191076</text:p>
          </table:table-cell>
          <table:table-cell office:value-type="float" office:value="2389684" calcext:value-type="float">
            <text:p>2389684</text:p>
          </table:table-cell>
          <table:table-cell office:value-type="float" office:value="16425" calcext:value-type="float">
            <text:p>16425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8602281" calcext:value-type="float">
            <text:p>8602281</text:p>
          </table:table-cell>
          <table:table-cell office:value-type="float" office:value="2510867" calcext:value-type="float">
            <text:p>2510867</text:p>
          </table:table-cell>
          <table:table-cell office:value-type="float" office:value="17929" calcext:value-type="float">
            <text:p>17929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9021391" calcext:value-type="float">
            <text:p>9021391</text:p>
          </table:table-cell>
          <table:table-cell office:value-type="float" office:value="2629158" calcext:value-type="float">
            <text:p>2629158</text:p>
          </table:table-cell>
          <table:table-cell office:value-type="float" office:value="18591" calcext:value-type="float">
            <text:p>18591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9450123" calcext:value-type="float">
            <text:p>9450123</text:p>
          </table:table-cell>
          <table:table-cell office:value-type="float" office:value="2761478" calcext:value-type="float">
            <text:p>2761478</text:p>
          </table:table-cell>
          <table:table-cell office:value-type="float" office:value="17977" calcext:value-type="float">
            <text:p>17977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9890946" calcext:value-type="float">
            <text:p>9890946</text:p>
          </table:table-cell>
          <table:table-cell office:value-type="float" office:value="2894073" calcext:value-type="float">
            <text:p>2894073</text:p>
          </table:table-cell>
          <table:table-cell office:value-type="float" office:value="18553" calcext:value-type="float">
            <text:p>18553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0342022" calcext:value-type="float">
            <text:p>10342022</text:p>
          </table:table-cell>
          <table:table-cell office:value-type="float" office:value="3024213" calcext:value-type="float">
            <text:p>3024213</text:p>
          </table:table-cell>
          <table:table-cell office:value-type="float" office:value="19485" calcext:value-type="float">
            <text:p>19485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0800722" calcext:value-type="float">
            <text:p>10800722</text:p>
          </table:table-cell>
          <table:table-cell office:value-type="float" office:value="3154555" calcext:value-type="float">
            <text:p>3154555</text:p>
          </table:table-cell>
          <table:table-cell office:value-type="float" office:value="20357" calcext:value-type="float">
            <text:p>20357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1269894" calcext:value-type="float">
            <text:p>11269894</text:p>
          </table:table-cell>
          <table:table-cell office:value-type="float" office:value="3316517" calcext:value-type="float">
            <text:p>3316517</text:p>
          </table:table-cell>
          <table:table-cell office:value-type="float" office:value="20458" calcext:value-type="float">
            <text:p>20458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1750904" calcext:value-type="float">
            <text:p>11750904</text:p>
          </table:table-cell>
          <table:table-cell office:value-type="float" office:value="3433651" calcext:value-type="float">
            <text:p>3433651</text:p>
          </table:table-cell>
          <table:table-cell office:value-type="float" office:value="21241" calcext:value-type="float">
            <text:p>21241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2239624" calcext:value-type="float">
            <text:p>12239624</text:p>
          </table:table-cell>
          <table:table-cell office:value-type="float" office:value="3578287" calcext:value-type="float">
            <text:p>3578287</text:p>
          </table:table-cell>
          <table:table-cell office:value-type="float" office:value="20079" calcext:value-type="float">
            <text:p>2007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2739778" calcext:value-type="float">
            <text:p>12739778</text:p>
          </table:table-cell>
          <table:table-cell office:value-type="float" office:value="3715313" calcext:value-type="float">
            <text:p>3715313</text:p>
          </table:table-cell>
          <table:table-cell office:value-type="float" office:value="22126" calcext:value-type="float">
            <text:p>22126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13250205" calcext:value-type="float">
            <text:p>13250205</text:p>
          </table:table-cell>
          <table:table-cell office:value-type="float" office:value="3879513" calcext:value-type="float">
            <text:p>3879513</text:p>
          </table:table-cell>
          <table:table-cell office:value-type="float" office:value="21520" calcext:value-type="float">
            <text:p>21520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3770878" calcext:value-type="float">
            <text:p>13770878</text:p>
          </table:table-cell>
          <table:table-cell office:value-type="float" office:value="4046321" calcext:value-type="float">
            <text:p>4046321</text:p>
          </table:table-cell>
          <table:table-cell office:value-type="float" office:value="22248" calcext:value-type="float">
            <text:p>22248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14299198" calcext:value-type="float">
            <text:p>14299198</text:p>
          </table:table-cell>
          <table:table-cell office:value-type="float" office:value="4206738" calcext:value-type="float">
            <text:p>4206738</text:p>
          </table:table-cell>
          <table:table-cell office:value-type="float" office:value="22014" calcext:value-type="float">
            <text:p>22014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14841907" calcext:value-type="float">
            <text:p>14841907</text:p>
          </table:table-cell>
          <table:table-cell office:value-type="float" office:value="4366154" calcext:value-type="float">
            <text:p>4366154</text:p>
          </table:table-cell>
          <table:table-cell office:value-type="float" office:value="22641" calcext:value-type="float">
            <text:p>22641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5389891" calcext:value-type="float">
            <text:p>15389891</text:p>
          </table:table-cell>
          <table:table-cell office:value-type="float" office:value="4520936" calcext:value-type="float">
            <text:p>4520936</text:p>
          </table:table-cell>
          <table:table-cell office:value-type="float" office:value="23206" calcext:value-type="float">
            <text:p>23206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15949615" calcext:value-type="float">
            <text:p>15949615</text:p>
          </table:table-cell>
          <table:table-cell office:value-type="float" office:value="4683483" calcext:value-type="float">
            <text:p>4683483</text:p>
          </table:table-cell>
          <table:table-cell office:value-type="float" office:value="24126" calcext:value-type="float">
            <text:p>24126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16520815" calcext:value-type="float">
            <text:p>16520815</text:p>
          </table:table-cell>
          <table:table-cell office:value-type="float" office:value="4880803" calcext:value-type="float">
            <text:p>4880803</text:p>
          </table:table-cell>
          <table:table-cell office:value-type="float" office:value="24329" calcext:value-type="float">
            <text:p>24329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17100505" calcext:value-type="float">
            <text:p>17100505</text:p>
          </table:table-cell>
          <table:table-cell office:value-type="float" office:value="5051418" calcext:value-type="float">
            <text:p>5051418</text:p>
          </table:table-cell>
          <table:table-cell office:value-type="float" office:value="24460" calcext:value-type="float">
            <text:p>24460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17688897" calcext:value-type="float">
            <text:p>17688897</text:p>
          </table:table-cell>
          <table:table-cell office:value-type="float" office:value="5192309" calcext:value-type="float">
            <text:p>5192309</text:p>
          </table:table-cell>
          <table:table-cell office:value-type="float" office:value="25712" calcext:value-type="float">
            <text:p>25712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8290602" calcext:value-type="float">
            <text:p>18290602</text:p>
          </table:table-cell>
          <table:table-cell office:value-type="float" office:value="5388326" calcext:value-type="float">
            <text:p>5388326</text:p>
          </table:table-cell>
          <table:table-cell office:value-type="float" office:value="25240" calcext:value-type="float">
            <text:p>25240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18898477" calcext:value-type="float">
            <text:p>18898477</text:p>
          </table:table-cell>
          <table:table-cell office:value-type="float" office:value="5558999" calcext:value-type="float">
            <text:p>5558999</text:p>
          </table:table-cell>
          <table:table-cell office:value-type="float" office:value="26957" calcext:value-type="float">
            <text:p>26957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19521605" calcext:value-type="float">
            <text:p>19521605</text:p>
          </table:table-cell>
          <table:table-cell office:value-type="float" office:value="5738384" calcext:value-type="float">
            <text:p>5738384</text:p>
          </table:table-cell>
          <table:table-cell office:value-type="float" office:value="26082" calcext:value-type="float">
            <text:p>26082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20148531" calcext:value-type="float">
            <text:p>20148531</text:p>
          </table:table-cell>
          <table:table-cell office:value-type="float" office:value="5931251" calcext:value-type="float">
            <text:p>5931251</text:p>
          </table:table-cell>
          <table:table-cell office:value-type="float" office:value="26963" calcext:value-type="float">
            <text:p>26963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0790630" calcext:value-type="float">
            <text:p>20790630</text:p>
          </table:table-cell>
          <table:table-cell office:value-type="float" office:value="6134345" calcext:value-type="float">
            <text:p>6134345</text:p>
          </table:table-cell>
          <table:table-cell office:value-type="float" office:value="28642" calcext:value-type="float">
            <text:p>28642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21439327" calcext:value-type="float">
            <text:p>21439327</text:p>
          </table:table-cell>
          <table:table-cell office:value-type="float" office:value="6325300" calcext:value-type="float">
            <text:p>6325300</text:p>
          </table:table-cell>
          <table:table-cell office:value-type="float" office:value="28064" calcext:value-type="float">
            <text:p>28064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22099841" calcext:value-type="float">
            <text:p>22099841</text:p>
          </table:table-cell>
          <table:table-cell office:value-type="float" office:value="6518467" calcext:value-type="float">
            <text:p>6518467</text:p>
          </table:table-cell>
          <table:table-cell office:value-type="float" office:value="28714" calcext:value-type="float">
            <text:p>28714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22767102" calcext:value-type="float">
            <text:p>22767102</text:p>
          </table:table-cell>
          <table:table-cell office:value-type="float" office:value="6719819" calcext:value-type="float">
            <text:p>6719819</text:p>
          </table:table-cell>
          <table:table-cell office:value-type="float" office:value="30315" calcext:value-type="float">
            <text:p>30315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23449289" calcext:value-type="float">
            <text:p>23449289</text:p>
          </table:table-cell>
          <table:table-cell office:value-type="float" office:value="6915133" calcext:value-type="float">
            <text:p>6915133</text:p>
          </table:table-cell>
          <table:table-cell office:value-type="float" office:value="31393" calcext:value-type="float">
            <text:p>31393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24137530" calcext:value-type="float">
            <text:p>24137530</text:p>
          </table:table-cell>
          <table:table-cell office:value-type="float" office:value="7124217" calcext:value-type="float">
            <text:p>7124217</text:p>
          </table:table-cell>
          <table:table-cell office:value-type="float" office:value="29911" calcext:value-type="float">
            <text:p>2991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4836956" calcext:value-type="float">
            <text:p>24836956</text:p>
          </table:table-cell>
          <table:table-cell office:value-type="float" office:value="7337316" calcext:value-type="float">
            <text:p>7337316</text:p>
          </table:table-cell>
          <table:table-cell office:value-type="float" office:value="32038" calcext:value-type="float">
            <text:p>32038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25545928" calcext:value-type="float">
            <text:p>25545928</text:p>
          </table:table-cell>
          <table:table-cell office:value-type="float" office:value="7544983" calcext:value-type="float">
            <text:p>7544983</text:p>
          </table:table-cell>
          <table:table-cell office:value-type="float" office:value="32283" calcext:value-type="float">
            <text:p>32283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6267728" calcext:value-type="float">
            <text:p>26267728</text:p>
          </table:table-cell>
          <table:table-cell office:value-type="float" office:value="7758001" calcext:value-type="float">
            <text:p>7758001</text:p>
          </table:table-cell>
          <table:table-cell office:value-type="float" office:value="31608" calcext:value-type="float">
            <text:p>31608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26998610" calcext:value-type="float">
            <text:p>26998610</text:p>
          </table:table-cell>
          <table:table-cell office:value-type="float" office:value="7957019" calcext:value-type="float">
            <text:p>7957019</text:p>
          </table:table-cell>
          <table:table-cell office:value-type="float" office:value="32571" calcext:value-type="float">
            <text:p>32571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27737577" calcext:value-type="float">
            <text:p>27737577</text:p>
          </table:table-cell>
          <table:table-cell office:value-type="float" office:value="8134262" calcext:value-type="float">
            <text:p>8134262</text:p>
          </table:table-cell>
          <table:table-cell office:value-type="float" office:value="31522" calcext:value-type="float">
            <text:p>31522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28486965" calcext:value-type="float">
            <text:p>28486965</text:p>
          </table:table-cell>
          <table:table-cell office:value-type="float" office:value="8390353" calcext:value-type="float">
            <text:p>8390353</text:p>
          </table:table-cell>
          <table:table-cell office:value-type="float" office:value="33561" calcext:value-type="float">
            <text:p>33561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29246530" calcext:value-type="float">
            <text:p>29246530</text:p>
          </table:table-cell>
          <table:table-cell office:value-type="float" office:value="8616637" calcext:value-type="float">
            <text:p>8616637</text:p>
          </table:table-cell>
          <table:table-cell office:value-type="float" office:value="33588" calcext:value-type="float">
            <text:p>33588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30018439" calcext:value-type="float">
            <text:p>30018439</text:p>
          </table:table-cell>
          <table:table-cell office:value-type="float" office:value="8853193" calcext:value-type="float">
            <text:p>8853193</text:p>
          </table:table-cell>
          <table:table-cell office:value-type="float" office:value="32537" calcext:value-type="float">
            <text:p>32537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30797697" calcext:value-type="float">
            <text:p>30797697</text:p>
          </table:table-cell>
          <table:table-cell office:value-type="float" office:value="9106921" calcext:value-type="float">
            <text:p>9106921</text:p>
          </table:table-cell>
          <table:table-cell office:value-type="float" office:value="33158" calcext:value-type="float">
            <text:p>33158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31586406" calcext:value-type="float">
            <text:p>31586406</text:p>
          </table:table-cell>
          <table:table-cell office:value-type="float" office:value="9314740" calcext:value-type="float">
            <text:p>9314740</text:p>
          </table:table-cell>
          <table:table-cell office:value-type="float" office:value="34443" calcext:value-type="float">
            <text:p>34443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2387395" calcext:value-type="float">
            <text:p>32387395</text:p>
          </table:table-cell>
          <table:table-cell office:value-type="float" office:value="9563299" calcext:value-type="float">
            <text:p>9563299</text:p>
          </table:table-cell>
          <table:table-cell office:value-type="float" office:value="37009" calcext:value-type="float">
            <text:p>37009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33193046" calcext:value-type="float">
            <text:p>33193046</text:p>
          </table:table-cell>
          <table:table-cell office:value-type="float" office:value="9792875" calcext:value-type="float">
            <text:p>9792875</text:p>
          </table:table-cell>
          <table:table-cell office:value-type="float" office:value="36688" calcext:value-type="float">
            <text:p>36688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34017167" calcext:value-type="float">
            <text:p>34017167</text:p>
          </table:table-cell>
          <table:table-cell office:value-type="float" office:value="10098258" calcext:value-type="float">
            <text:p>10098258</text:p>
          </table:table-cell>
          <table:table-cell office:value-type="float" office:value="38213" calcext:value-type="float">
            <text:p>38213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34848511" calcext:value-type="float">
            <text:p>34848511</text:p>
          </table:table-cell>
          <table:table-cell office:value-type="float" office:value="10248629" calcext:value-type="float">
            <text:p>10248629</text:p>
          </table:table-cell>
          <table:table-cell office:value-type="float" office:value="37490" calcext:value-type="float">
            <text:p>37490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35687379" calcext:value-type="float">
            <text:p>35687379</text:p>
          </table:table-cell>
          <table:table-cell office:value-type="float" office:value="10559344" calcext:value-type="float">
            <text:p>10559344</text:p>
          </table:table-cell>
          <table:table-cell office:value-type="float" office:value="39377" calcext:value-type="float">
            <text:p>39377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36536587" calcext:value-type="float">
            <text:p>36536587</text:p>
          </table:table-cell>
          <table:table-cell office:value-type="float" office:value="10755629" calcext:value-type="float">
            <text:p>10755629</text:p>
          </table:table-cell>
          <table:table-cell office:value-type="float" office:value="40283" calcext:value-type="float">
            <text:p>40283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37395597" calcext:value-type="float">
            <text:p>37395597</text:p>
          </table:table-cell>
          <table:table-cell office:value-type="float" office:value="11139508" calcext:value-type="float">
            <text:p>11139508</text:p>
          </table:table-cell>
          <table:table-cell office:value-type="float" office:value="42529" calcext:value-type="float">
            <text:p>42529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38264630" calcext:value-type="float">
            <text:p>38264630</text:p>
          </table:table-cell>
          <table:table-cell office:value-type="float" office:value="11313277" calcext:value-type="float">
            <text:p>11313277</text:p>
          </table:table-cell>
          <table:table-cell office:value-type="float" office:value="42647" calcext:value-type="float">
            <text:p>42647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39149352" calcext:value-type="float">
            <text:p>39149352</text:p>
          </table:table-cell>
          <table:table-cell office:value-type="float" office:value="11574727" calcext:value-type="float">
            <text:p>11574727</text:p>
          </table:table-cell>
          <table:table-cell office:value-type="float" office:value="40131" calcext:value-type="float">
            <text:p>40131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40035391" calcext:value-type="float">
            <text:p>40035391</text:p>
          </table:table-cell>
          <table:table-cell office:value-type="float" office:value="11844259" calcext:value-type="float">
            <text:p>11844259</text:p>
          </table:table-cell>
          <table:table-cell office:value-type="float" office:value="40781" calcext:value-type="float">
            <text:p>40781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936454" calcext:value-type="float">
            <text:p>40936454</text:p>
          </table:table-cell>
          <table:table-cell office:value-type="float" office:value="12111047" calcext:value-type="float">
            <text:p>12111047</text:p>
          </table:table-cell>
          <table:table-cell office:value-type="float" office:value="43939" calcext:value-type="float">
            <text:p>43939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41846199" calcext:value-type="float">
            <text:p>41846199</text:p>
          </table:table-cell>
          <table:table-cell office:value-type="float" office:value="12393530" calcext:value-type="float">
            <text:p>12393530</text:p>
          </table:table-cell>
          <table:table-cell office:value-type="float" office:value="41390" calcext:value-type="float">
            <text:p>41390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42765727" calcext:value-type="float">
            <text:p>42765727</text:p>
          </table:table-cell>
          <table:table-cell office:value-type="float" office:value="12607800" calcext:value-type="float">
            <text:p>12607800</text:p>
          </table:table-cell>
          <table:table-cell office:value-type="float" office:value="42511" calcext:value-type="float">
            <text:p>42511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43694977" calcext:value-type="float">
            <text:p>43694977</text:p>
          </table:table-cell>
          <table:table-cell office:value-type="float" office:value="12920020" calcext:value-type="float">
            <text:p>12920020</text:p>
          </table:table-cell>
          <table:table-cell office:value-type="float" office:value="43039" calcext:value-type="float">
            <text:p>43039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44638147" calcext:value-type="float">
            <text:p>44638147</text:p>
          </table:table-cell>
          <table:table-cell office:value-type="float" office:value="13173888" calcext:value-type="float">
            <text:p>13173888</text:p>
          </table:table-cell>
          <table:table-cell office:value-type="float" office:value="42247" calcext:value-type="float">
            <text:p>42247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45586075" calcext:value-type="float">
            <text:p>45586075</text:p>
          </table:table-cell>
          <table:table-cell office:value-type="float" office:value="13544390" calcext:value-type="float">
            <text:p>13544390</text:p>
          </table:table-cell>
          <table:table-cell office:value-type="float" office:value="43765" calcext:value-type="float">
            <text:p>43765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46544848" calcext:value-type="float">
            <text:p>46544848</text:p>
          </table:table-cell>
          <table:table-cell office:value-type="float" office:value="13720446" calcext:value-type="float">
            <text:p>13720446</text:p>
          </table:table-cell>
          <table:table-cell office:value-type="float" office:value="49331" calcext:value-type="float">
            <text:p>49331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47515500" calcext:value-type="float">
            <text:p>47515500</text:p>
          </table:table-cell>
          <table:table-cell office:value-type="float" office:value="14079117" calcext:value-type="float">
            <text:p>14079117</text:p>
          </table:table-cell>
          <table:table-cell office:value-type="float" office:value="43921" calcext:value-type="float">
            <text:p>43921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48493480" calcext:value-type="float">
            <text:p>48493480</text:p>
          </table:table-cell>
          <table:table-cell office:value-type="float" office:value="14362928" calcext:value-type="float">
            <text:p>14362928</text:p>
          </table:table-cell>
          <table:table-cell office:value-type="float" office:value="44629" calcext:value-type="float">
            <text:p>44629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49487401" calcext:value-type="float">
            <text:p>49487401</text:p>
          </table:table-cell>
          <table:table-cell office:value-type="float" office:value="14724379" calcext:value-type="float">
            <text:p>14724379</text:p>
          </table:table-cell>
          <table:table-cell office:value-type="float" office:value="45910" calcext:value-type="float">
            <text:p>459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10T11:43:27.224000000</dc:date>
    <meta:editing-duration>PT52S</meta:editing-duration>
    <meta:editing-cycles>1</meta:editing-cycles>
    <meta:document-statistic meta:table-count="1" meta:cell-count="400" meta:object-count="1"/>
    <meta:generator>LibreOffice/6.4.2.2$Windows_x86 LibreOffice_project/4e471d8c02c9c90f512f7f9ead8875b57fcb1ec3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6cm" svg:height="9.006cm" xlink:href=".." xlink:type="simple" chart:class="chart:scatter" chart:style-name="ch1">
        <chart:legend chart:legend-position="end" svg:x="13.538cm" svg:y="3.706cm" style:legend-expansion="high" chart:style-name="ch2"/>
        <chart:plot-area chart:style-name="ch3" table:cell-range-address="answerWithLaba4.A1:answerWithLaba4.D100" svg:x="0.319cm" svg:y="0.18cm" svg:width="12.9cm" svg:height="8.646cm">
          <chartooo:coordinate-region svg:x="2.052cm" svg:y="0.379cm" svg:width="10.702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nswerWithLaba4.B1:answerWithLaba4.B100" chart:class="chart:scatter">
            <chart:domain table:cell-range-address="answerWithLaba4.A1:answerWithLaba4.A100"/>
            <chart:data-point chart:repeated="100"/>
          </chart:series>
          <chart:series chart:style-name="ch7" chart:values-cell-range-address="answerWithLaba4.C1:answerWithLaba4.C100" chart:class="chart:scatter">
            <chart:data-point chart:repeated="100"/>
          </chart:series>
          <chart:series chart:style-name="ch8" chart:values-cell-range-address="answerWithLaba4.D1:answerWithLaba4.D100" chart:class="chart:scatte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nswerWithLaba4.A1:answerWithLaba4.A100</svg:desc>
                </draw:g>
              </table:table-cell>
              <table:table-cell office:value-type="float" office:value="0">
                <text:p>0</text:p>
                <draw:g>
                  <svg:desc>answerWithLaba4.B1:answerWithLaba4.B100</svg:desc>
                </draw:g>
              </table:table-cell>
              <table:table-cell office:value-type="float" office:value="0">
                <text:p>0</text:p>
                <draw:g>
                  <svg:desc>answerWithLaba4.C1:answerWithLaba4.C100</svg:desc>
                </draw:g>
              </table:table-cell>
              <table:table-cell office:value-type="float" office:value="0">
                <text:p>0</text:p>
                <draw:g>
                  <svg:desc>answerWithLaba4.D1:answerWithLaba4.D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6791">
                <text:p>6791</text:p>
              </table:table-cell>
              <table:table-cell office:value-type="float" office:value="1511">
                <text:p>151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25338">
                <text:p>25338</text:p>
              </table:table-cell>
              <table:table-cell office:value-type="float" office:value="5801">
                <text:p>5801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54627">
                <text:p>54627</text:p>
              </table:table-cell>
              <table:table-cell office:value-type="float" office:value="13384">
                <text:p>13384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94593">
                <text:p>94593</text:p>
              </table:table-cell>
              <table:table-cell office:value-type="float" office:value="24015">
                <text:p>24015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144758">
                <text:p>144758</text:p>
              </table:table-cell>
              <table:table-cell office:value-type="float" office:value="37748">
                <text:p>37748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204538">
                <text:p>204538</text:p>
              </table:table-cell>
              <table:table-cell office:value-type="float" office:value="54724">
                <text:p>54724</text:p>
              </table:table-cell>
              <table:table-cell office:value-type="float" office:value="1923">
                <text:p>19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">
                <text:p>700</text:p>
              </table:table-cell>
              <table:table-cell office:value-type="float" office:value="273913">
                <text:p>273913</text:p>
              </table:table-cell>
              <table:table-cell office:value-type="float" office:value="73283">
                <text:p>73283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353742">
                <text:p>353742</text:p>
              </table:table-cell>
              <table:table-cell office:value-type="float" office:value="94991">
                <text:p>94991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">
                <text:p>900</text:p>
              </table:table-cell>
              <table:table-cell office:value-type="float" office:value="443602">
                <text:p>443602</text:p>
              </table:table-cell>
              <table:table-cell office:value-type="float" office:value="120892">
                <text:p>120892</text:p>
              </table:table-cell>
              <table:table-cell office:value-type="float" office:value="2939">
                <text:p>29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544005">
                <text:p>544005</text:p>
              </table:table-cell>
              <table:table-cell office:value-type="float" office:value="149168">
                <text:p>149168</text:p>
              </table:table-cell>
              <table:table-cell office:value-type="float" office:value="3086">
                <text:p>30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">
                <text:p>1100</text:p>
              </table:table-cell>
              <table:table-cell office:value-type="float" office:value="654093">
                <text:p>654093</text:p>
              </table:table-cell>
              <table:table-cell office:value-type="float" office:value="179618">
                <text:p>179618</text:p>
              </table:table-cell>
              <table:table-cell office:value-type="float" office:value="3837">
                <text:p>38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">
                <text:p>1200</text:p>
              </table:table-cell>
              <table:table-cell office:value-type="float" office:value="773289">
                <text:p>773289</text:p>
              </table:table-cell>
              <table:table-cell office:value-type="float" office:value="216040">
                <text:p>216040</text:p>
              </table:table-cell>
              <table:table-cell office:value-type="float" office:value="4258">
                <text:p>42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">
                <text:p>1300</text:p>
              </table:table-cell>
              <table:table-cell office:value-type="float" office:value="903505">
                <text:p>903505</text:p>
              </table:table-cell>
              <table:table-cell office:value-type="float" office:value="252627">
                <text:p>252627</text:p>
              </table:table-cell>
              <table:table-cell office:value-type="float" office:value="4577">
                <text:p>45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">
                <text:p>1400</text:p>
              </table:table-cell>
              <table:table-cell office:value-type="float" office:value="1044160">
                <text:p>1044160</text:p>
              </table:table-cell>
              <table:table-cell office:value-type="float" office:value="291746">
                <text:p>291746</text:p>
              </table:table-cell>
              <table:table-cell office:value-type="float" office:value="5229">
                <text:p>52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">
                <text:p>1500</text:p>
              </table:table-cell>
              <table:table-cell office:value-type="float" office:value="1193321">
                <text:p>1193321</text:p>
              </table:table-cell>
              <table:table-cell office:value-type="float" office:value="334407">
                <text:p>334407</text:p>
              </table:table-cell>
              <table:table-cell office:value-type="float" office:value="5577">
                <text:p>55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">
                <text:p>1600</text:p>
              </table:table-cell>
              <table:table-cell office:value-type="float" office:value="1353830">
                <text:p>1353830</text:p>
              </table:table-cell>
              <table:table-cell office:value-type="float" office:value="386028">
                <text:p>386028</text:p>
              </table:table-cell>
              <table:table-cell office:value-type="float" office:value="5925">
                <text:p>59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">
                <text:p>1700</text:p>
              </table:table-cell>
              <table:table-cell office:value-type="float" office:value="1523794">
                <text:p>1523794</text:p>
              </table:table-cell>
              <table:table-cell office:value-type="float" office:value="432526">
                <text:p>432526</text:p>
              </table:table-cell>
              <table:table-cell office:value-type="float" office:value="6270">
                <text:p>62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">
                <text:p>1800</text:p>
              </table:table-cell>
              <table:table-cell office:value-type="float" office:value="1702962">
                <text:p>1702962</text:p>
              </table:table-cell>
              <table:table-cell office:value-type="float" office:value="482165">
                <text:p>482165</text:p>
              </table:table-cell>
              <table:table-cell office:value-type="float" office:value="6489">
                <text:p>64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">
                <text:p>1900</text:p>
              </table:table-cell>
              <table:table-cell office:value-type="float" office:value="1893913">
                <text:p>1893913</text:p>
              </table:table-cell>
              <table:table-cell office:value-type="float" office:value="539345">
                <text:p>539345</text:p>
              </table:table-cell>
              <table:table-cell office:value-type="float" office:value="6666">
                <text:p>66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2093479">
                <text:p>2093479</text:p>
              </table:table-cell>
              <table:table-cell office:value-type="float" office:value="595763">
                <text:p>595763</text:p>
              </table:table-cell>
              <table:table-cell office:value-type="float" office:value="7364">
                <text:p>73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">
                <text:p>2100</text:p>
              </table:table-cell>
              <table:table-cell office:value-type="float" office:value="2303293">
                <text:p>2303293</text:p>
              </table:table-cell>
              <table:table-cell office:value-type="float" office:value="659406">
                <text:p>659406</text:p>
              </table:table-cell>
              <table:table-cell office:value-type="float" office:value="7863">
                <text:p>78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">
                <text:p>2200</text:p>
              </table:table-cell>
              <table:table-cell office:value-type="float" office:value="2523390">
                <text:p>2523390</text:p>
              </table:table-cell>
              <table:table-cell office:value-type="float" office:value="720692">
                <text:p>720692</text:p>
              </table:table-cell>
              <table:table-cell office:value-type="float" office:value="8425">
                <text:p>84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">
                <text:p>2300</text:p>
              </table:table-cell>
              <table:table-cell office:value-type="float" office:value="2753160">
                <text:p>2753160</text:p>
              </table:table-cell>
              <table:table-cell office:value-type="float" office:value="793714">
                <text:p>793714</text:p>
              </table:table-cell>
              <table:table-cell office:value-type="float" office:value="9528">
                <text:p>95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">
                <text:p>2400</text:p>
              </table:table-cell>
              <table:table-cell office:value-type="float" office:value="2992632">
                <text:p>2992632</text:p>
              </table:table-cell>
              <table:table-cell office:value-type="float" office:value="862970">
                <text:p>862970</text:p>
              </table:table-cell>
              <table:table-cell office:value-type="float" office:value="9557">
                <text:p>95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">
                <text:p>2500</text:p>
              </table:table-cell>
              <table:table-cell office:value-type="float" office:value="3241098">
                <text:p>3241098</text:p>
              </table:table-cell>
              <table:table-cell office:value-type="float" office:value="935483">
                <text:p>935483</text:p>
              </table:table-cell>
              <table:table-cell office:value-type="float" office:value="10079">
                <text:p>100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">
                <text:p>2600</text:p>
              </table:table-cell>
              <table:table-cell office:value-type="float" office:value="3502539">
                <text:p>3502539</text:p>
              </table:table-cell>
              <table:table-cell office:value-type="float" office:value="1011747">
                <text:p>1011747</text:p>
              </table:table-cell>
              <table:table-cell office:value-type="float" office:value="10189">
                <text:p>101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">
                <text:p>2700</text:p>
              </table:table-cell>
              <table:table-cell office:value-type="float" office:value="3771650">
                <text:p>3771650</text:p>
              </table:table-cell>
              <table:table-cell office:value-type="float" office:value="1090206">
                <text:p>1090206</text:p>
              </table:table-cell>
              <table:table-cell office:value-type="float" office:value="10877">
                <text:p>108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">
                <text:p>2800</text:p>
              </table:table-cell>
              <table:table-cell office:value-type="float" office:value="4052701">
                <text:p>4052701</text:p>
              </table:table-cell>
              <table:table-cell office:value-type="float" office:value="1180739">
                <text:p>1180739</text:p>
              </table:table-cell>
              <table:table-cell office:value-type="float" office:value="11127">
                <text:p>111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">
                <text:p>2900</text:p>
              </table:table-cell>
              <table:table-cell office:value-type="float" office:value="4342688">
                <text:p>4342688</text:p>
              </table:table-cell>
              <table:table-cell office:value-type="float" office:value="1249760">
                <text:p>1249760</text:p>
              </table:table-cell>
              <table:table-cell office:value-type="float" office:value="10917">
                <text:p>109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">
                <text:p>3000</text:p>
              </table:table-cell>
              <table:table-cell office:value-type="float" office:value="4641051">
                <text:p>4641051</text:p>
              </table:table-cell>
              <table:table-cell office:value-type="float" office:value="1339349">
                <text:p>1339349</text:p>
              </table:table-cell>
              <table:table-cell office:value-type="float" office:value="11768">
                <text:p>117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">
                <text:p>3100</text:p>
              </table:table-cell>
              <table:table-cell office:value-type="float" office:value="4951554">
                <text:p>4951554</text:p>
              </table:table-cell>
              <table:table-cell office:value-type="float" office:value="1432504">
                <text:p>1432504</text:p>
              </table:table-cell>
              <table:table-cell office:value-type="float" office:value="12076">
                <text:p>120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">
                <text:p>3200</text:p>
              </table:table-cell>
              <table:table-cell office:value-type="float" office:value="5271611">
                <text:p>5271611</text:p>
              </table:table-cell>
              <table:table-cell office:value-type="float" office:value="1530552">
                <text:p>1530552</text:p>
              </table:table-cell>
              <table:table-cell office:value-type="float" office:value="13728">
                <text:p>137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">
                <text:p>3300</text:p>
              </table:table-cell>
              <table:table-cell office:value-type="float" office:value="5601424">
                <text:p>5601424</text:p>
              </table:table-cell>
              <table:table-cell office:value-type="float" office:value="1621355">
                <text:p>1621355</text:p>
              </table:table-cell>
              <table:table-cell office:value-type="float" office:value="14042">
                <text:p>140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">
                <text:p>3400</text:p>
              </table:table-cell>
              <table:table-cell office:value-type="float" office:value="5941472">
                <text:p>5941472</text:p>
              </table:table-cell>
              <table:table-cell office:value-type="float" office:value="1736889">
                <text:p>1736889</text:p>
              </table:table-cell>
              <table:table-cell office:value-type="float" office:value="13913">
                <text:p>139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">
                <text:p>3500</text:p>
              </table:table-cell>
              <table:table-cell office:value-type="float" office:value="6291211">
                <text:p>6291211</text:p>
              </table:table-cell>
              <table:table-cell office:value-type="float" office:value="1823327">
                <text:p>1823327</text:p>
              </table:table-cell>
              <table:table-cell office:value-type="float" office:value="13968">
                <text:p>139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">
                <text:p>3600</text:p>
              </table:table-cell>
              <table:table-cell office:value-type="float" office:value="6651242">
                <text:p>6651242</text:p>
              </table:table-cell>
              <table:table-cell office:value-type="float" office:value="1936535">
                <text:p>1936535</text:p>
              </table:table-cell>
              <table:table-cell office:value-type="float" office:value="14714">
                <text:p>147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">
                <text:p>3700</text:p>
              </table:table-cell>
              <table:table-cell office:value-type="float" office:value="7021702">
                <text:p>7021702</text:p>
              </table:table-cell>
              <table:table-cell office:value-type="float" office:value="2054549">
                <text:p>2054549</text:p>
              </table:table-cell>
              <table:table-cell office:value-type="float" office:value="14862">
                <text:p>148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">
                <text:p>3800</text:p>
              </table:table-cell>
              <table:table-cell office:value-type="float" office:value="7400264">
                <text:p>7400264</text:p>
              </table:table-cell>
              <table:table-cell office:value-type="float" office:value="2164763">
                <text:p>2164763</text:p>
              </table:table-cell>
              <table:table-cell office:value-type="float" office:value="15767">
                <text:p>157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">
                <text:p>3900</text:p>
              </table:table-cell>
              <table:table-cell office:value-type="float" office:value="7791524">
                <text:p>7791524</text:p>
              </table:table-cell>
              <table:table-cell office:value-type="float" office:value="2272934">
                <text:p>2272934</text:p>
              </table:table-cell>
              <table:table-cell office:value-type="float" office:value="15258">
                <text:p>152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">
                <text:p>4000</text:p>
              </table:table-cell>
              <table:table-cell office:value-type="float" office:value="8191076">
                <text:p>8191076</text:p>
              </table:table-cell>
              <table:table-cell office:value-type="float" office:value="2389684">
                <text:p>2389684</text:p>
              </table:table-cell>
              <table:table-cell office:value-type="float" office:value="16425">
                <text:p>164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">
                <text:p>4100</text:p>
              </table:table-cell>
              <table:table-cell office:value-type="float" office:value="8602281">
                <text:p>8602281</text:p>
              </table:table-cell>
              <table:table-cell office:value-type="float" office:value="2510867">
                <text:p>2510867</text:p>
              </table:table-cell>
              <table:table-cell office:value-type="float" office:value="17929">
                <text:p>179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">
                <text:p>4200</text:p>
              </table:table-cell>
              <table:table-cell office:value-type="float" office:value="9021391">
                <text:p>9021391</text:p>
              </table:table-cell>
              <table:table-cell office:value-type="float" office:value="2629158">
                <text:p>2629158</text:p>
              </table:table-cell>
              <table:table-cell office:value-type="float" office:value="18591">
                <text:p>185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">
                <text:p>4300</text:p>
              </table:table-cell>
              <table:table-cell office:value-type="float" office:value="9450123">
                <text:p>9450123</text:p>
              </table:table-cell>
              <table:table-cell office:value-type="float" office:value="2761478">
                <text:p>2761478</text:p>
              </table:table-cell>
              <table:table-cell office:value-type="float" office:value="17977">
                <text:p>179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">
                <text:p>4400</text:p>
              </table:table-cell>
              <table:table-cell office:value-type="float" office:value="9890946">
                <text:p>9890946</text:p>
              </table:table-cell>
              <table:table-cell office:value-type="float" office:value="2894073">
                <text:p>2894073</text:p>
              </table:table-cell>
              <table:table-cell office:value-type="float" office:value="18553">
                <text:p>185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">
                <text:p>4500</text:p>
              </table:table-cell>
              <table:table-cell office:value-type="float" office:value="10342022">
                <text:p>10342022</text:p>
              </table:table-cell>
              <table:table-cell office:value-type="float" office:value="3024213">
                <text:p>3024213</text:p>
              </table:table-cell>
              <table:table-cell office:value-type="float" office:value="19485">
                <text:p>194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">
                <text:p>4600</text:p>
              </table:table-cell>
              <table:table-cell office:value-type="float" office:value="10800722">
                <text:p>10800722</text:p>
              </table:table-cell>
              <table:table-cell office:value-type="float" office:value="3154555">
                <text:p>3154555</text:p>
              </table:table-cell>
              <table:table-cell office:value-type="float" office:value="20357">
                <text:p>203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">
                <text:p>4700</text:p>
              </table:table-cell>
              <table:table-cell office:value-type="float" office:value="11269894">
                <text:p>11269894</text:p>
              </table:table-cell>
              <table:table-cell office:value-type="float" office:value="3316517">
                <text:p>3316517</text:p>
              </table:table-cell>
              <table:table-cell office:value-type="float" office:value="20458">
                <text:p>204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">
                <text:p>4800</text:p>
              </table:table-cell>
              <table:table-cell office:value-type="float" office:value="11750904">
                <text:p>11750904</text:p>
              </table:table-cell>
              <table:table-cell office:value-type="float" office:value="3433651">
                <text:p>3433651</text:p>
              </table:table-cell>
              <table:table-cell office:value-type="float" office:value="21241">
                <text:p>212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">
                <text:p>4900</text:p>
              </table:table-cell>
              <table:table-cell office:value-type="float" office:value="12239624">
                <text:p>12239624</text:p>
              </table:table-cell>
              <table:table-cell office:value-type="float" office:value="3578287">
                <text:p>3578287</text:p>
              </table:table-cell>
              <table:table-cell office:value-type="float" office:value="20079">
                <text:p>200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">
                <text:p>5000</text:p>
              </table:table-cell>
              <table:table-cell office:value-type="float" office:value="12739778">
                <text:p>12739778</text:p>
              </table:table-cell>
              <table:table-cell office:value-type="float" office:value="3715313">
                <text:p>3715313</text:p>
              </table:table-cell>
              <table:table-cell office:value-type="float" office:value="22126">
                <text:p>221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">
                <text:p>5100</text:p>
              </table:table-cell>
              <table:table-cell office:value-type="float" office:value="13250205">
                <text:p>13250205</text:p>
              </table:table-cell>
              <table:table-cell office:value-type="float" office:value="3879513">
                <text:p>3879513</text:p>
              </table:table-cell>
              <table:table-cell office:value-type="float" office:value="21520">
                <text:p>2152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">
                <text:p>5200</text:p>
              </table:table-cell>
              <table:table-cell office:value-type="float" office:value="13770878">
                <text:p>13770878</text:p>
              </table:table-cell>
              <table:table-cell office:value-type="float" office:value="4046321">
                <text:p>4046321</text:p>
              </table:table-cell>
              <table:table-cell office:value-type="float" office:value="22248">
                <text:p>222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">
                <text:p>5300</text:p>
              </table:table-cell>
              <table:table-cell office:value-type="float" office:value="14299198">
                <text:p>14299198</text:p>
              </table:table-cell>
              <table:table-cell office:value-type="float" office:value="4206738">
                <text:p>4206738</text:p>
              </table:table-cell>
              <table:table-cell office:value-type="float" office:value="22014">
                <text:p>220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">
                <text:p>5400</text:p>
              </table:table-cell>
              <table:table-cell office:value-type="float" office:value="14841907">
                <text:p>14841907</text:p>
              </table:table-cell>
              <table:table-cell office:value-type="float" office:value="4366154">
                <text:p>4366154</text:p>
              </table:table-cell>
              <table:table-cell office:value-type="float" office:value="22641">
                <text:p>226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">
                <text:p>5500</text:p>
              </table:table-cell>
              <table:table-cell office:value-type="float" office:value="15389891">
                <text:p>15389891</text:p>
              </table:table-cell>
              <table:table-cell office:value-type="float" office:value="4520936">
                <text:p>4520936</text:p>
              </table:table-cell>
              <table:table-cell office:value-type="float" office:value="23206">
                <text:p>232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">
                <text:p>5600</text:p>
              </table:table-cell>
              <table:table-cell office:value-type="float" office:value="15949615">
                <text:p>15949615</text:p>
              </table:table-cell>
              <table:table-cell office:value-type="float" office:value="4683483">
                <text:p>4683483</text:p>
              </table:table-cell>
              <table:table-cell office:value-type="float" office:value="24126">
                <text:p>241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">
                <text:p>5700</text:p>
              </table:table-cell>
              <table:table-cell office:value-type="float" office:value="16520815">
                <text:p>16520815</text:p>
              </table:table-cell>
              <table:table-cell office:value-type="float" office:value="4880803">
                <text:p>4880803</text:p>
              </table:table-cell>
              <table:table-cell office:value-type="float" office:value="24329">
                <text:p>243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">
                <text:p>5800</text:p>
              </table:table-cell>
              <table:table-cell office:value-type="float" office:value="17100505">
                <text:p>17100505</text:p>
              </table:table-cell>
              <table:table-cell office:value-type="float" office:value="5051418">
                <text:p>5051418</text:p>
              </table:table-cell>
              <table:table-cell office:value-type="float" office:value="24460">
                <text:p>2446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">
                <text:p>5900</text:p>
              </table:table-cell>
              <table:table-cell office:value-type="float" office:value="17688897">
                <text:p>17688897</text:p>
              </table:table-cell>
              <table:table-cell office:value-type="float" office:value="5192309">
                <text:p>5192309</text:p>
              </table:table-cell>
              <table:table-cell office:value-type="float" office:value="25712">
                <text:p>257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">
                <text:p>6000</text:p>
              </table:table-cell>
              <table:table-cell office:value-type="float" office:value="18290602">
                <text:p>18290602</text:p>
              </table:table-cell>
              <table:table-cell office:value-type="float" office:value="5388326">
                <text:p>5388326</text:p>
              </table:table-cell>
              <table:table-cell office:value-type="float" office:value="25240">
                <text:p>2524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">
                <text:p>6100</text:p>
              </table:table-cell>
              <table:table-cell office:value-type="float" office:value="18898477">
                <text:p>18898477</text:p>
              </table:table-cell>
              <table:table-cell office:value-type="float" office:value="5558999">
                <text:p>5558999</text:p>
              </table:table-cell>
              <table:table-cell office:value-type="float" office:value="26957">
                <text:p>269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">
                <text:p>6200</text:p>
              </table:table-cell>
              <table:table-cell office:value-type="float" office:value="19521605">
                <text:p>19521605</text:p>
              </table:table-cell>
              <table:table-cell office:value-type="float" office:value="5738384">
                <text:p>5738384</text:p>
              </table:table-cell>
              <table:table-cell office:value-type="float" office:value="26082">
                <text:p>260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">
                <text:p>6300</text:p>
              </table:table-cell>
              <table:table-cell office:value-type="float" office:value="20148531">
                <text:p>20148531</text:p>
              </table:table-cell>
              <table:table-cell office:value-type="float" office:value="5931251">
                <text:p>5931251</text:p>
              </table:table-cell>
              <table:table-cell office:value-type="float" office:value="26963">
                <text:p>269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">
                <text:p>6400</text:p>
              </table:table-cell>
              <table:table-cell office:value-type="float" office:value="20790630">
                <text:p>20790630</text:p>
              </table:table-cell>
              <table:table-cell office:value-type="float" office:value="6134345">
                <text:p>6134345</text:p>
              </table:table-cell>
              <table:table-cell office:value-type="float" office:value="28642">
                <text:p>286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">
                <text:p>6500</text:p>
              </table:table-cell>
              <table:table-cell office:value-type="float" office:value="21439327">
                <text:p>21439327</text:p>
              </table:table-cell>
              <table:table-cell office:value-type="float" office:value="6325300">
                <text:p>6325300</text:p>
              </table:table-cell>
              <table:table-cell office:value-type="float" office:value="28064">
                <text:p>280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">
                <text:p>6600</text:p>
              </table:table-cell>
              <table:table-cell office:value-type="float" office:value="22099841">
                <text:p>22099841</text:p>
              </table:table-cell>
              <table:table-cell office:value-type="float" office:value="6518467">
                <text:p>6518467</text:p>
              </table:table-cell>
              <table:table-cell office:value-type="float" office:value="28714">
                <text:p>287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">
                <text:p>6700</text:p>
              </table:table-cell>
              <table:table-cell office:value-type="float" office:value="22767102">
                <text:p>22767102</text:p>
              </table:table-cell>
              <table:table-cell office:value-type="float" office:value="6719819">
                <text:p>6719819</text:p>
              </table:table-cell>
              <table:table-cell office:value-type="float" office:value="30315">
                <text:p>303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">
                <text:p>6800</text:p>
              </table:table-cell>
              <table:table-cell office:value-type="float" office:value="23449289">
                <text:p>23449289</text:p>
              </table:table-cell>
              <table:table-cell office:value-type="float" office:value="6915133">
                <text:p>6915133</text:p>
              </table:table-cell>
              <table:table-cell office:value-type="float" office:value="31393">
                <text:p>313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">
                <text:p>6900</text:p>
              </table:table-cell>
              <table:table-cell office:value-type="float" office:value="24137530">
                <text:p>24137530</text:p>
              </table:table-cell>
              <table:table-cell office:value-type="float" office:value="7124217">
                <text:p>7124217</text:p>
              </table:table-cell>
              <table:table-cell office:value-type="float" office:value="29911">
                <text:p>299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">
                <text:p>7000</text:p>
              </table:table-cell>
              <table:table-cell office:value-type="float" office:value="24836956">
                <text:p>24836956</text:p>
              </table:table-cell>
              <table:table-cell office:value-type="float" office:value="7337316">
                <text:p>7337316</text:p>
              </table:table-cell>
              <table:table-cell office:value-type="float" office:value="32038">
                <text:p>320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">
                <text:p>7100</text:p>
              </table:table-cell>
              <table:table-cell office:value-type="float" office:value="25545928">
                <text:p>25545928</text:p>
              </table:table-cell>
              <table:table-cell office:value-type="float" office:value="7544983">
                <text:p>7544983</text:p>
              </table:table-cell>
              <table:table-cell office:value-type="float" office:value="32283">
                <text:p>322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">
                <text:p>7200</text:p>
              </table:table-cell>
              <table:table-cell office:value-type="float" office:value="26267728">
                <text:p>26267728</text:p>
              </table:table-cell>
              <table:table-cell office:value-type="float" office:value="7758001">
                <text:p>7758001</text:p>
              </table:table-cell>
              <table:table-cell office:value-type="float" office:value="31608">
                <text:p>316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">
                <text:p>7300</text:p>
              </table:table-cell>
              <table:table-cell office:value-type="float" office:value="26998610">
                <text:p>26998610</text:p>
              </table:table-cell>
              <table:table-cell office:value-type="float" office:value="7957019">
                <text:p>7957019</text:p>
              </table:table-cell>
              <table:table-cell office:value-type="float" office:value="32571">
                <text:p>325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">
                <text:p>7400</text:p>
              </table:table-cell>
              <table:table-cell office:value-type="float" office:value="27737577">
                <text:p>27737577</text:p>
              </table:table-cell>
              <table:table-cell office:value-type="float" office:value="8134262">
                <text:p>8134262</text:p>
              </table:table-cell>
              <table:table-cell office:value-type="float" office:value="31522">
                <text:p>315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">
                <text:p>7500</text:p>
              </table:table-cell>
              <table:table-cell office:value-type="float" office:value="28486965">
                <text:p>28486965</text:p>
              </table:table-cell>
              <table:table-cell office:value-type="float" office:value="8390353">
                <text:p>8390353</text:p>
              </table:table-cell>
              <table:table-cell office:value-type="float" office:value="33561">
                <text:p>335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">
                <text:p>7600</text:p>
              </table:table-cell>
              <table:table-cell office:value-type="float" office:value="29246530">
                <text:p>29246530</text:p>
              </table:table-cell>
              <table:table-cell office:value-type="float" office:value="8616637">
                <text:p>8616637</text:p>
              </table:table-cell>
              <table:table-cell office:value-type="float" office:value="33588">
                <text:p>335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">
                <text:p>7700</text:p>
              </table:table-cell>
              <table:table-cell office:value-type="float" office:value="30018439">
                <text:p>30018439</text:p>
              </table:table-cell>
              <table:table-cell office:value-type="float" office:value="8853193">
                <text:p>8853193</text:p>
              </table:table-cell>
              <table:table-cell office:value-type="float" office:value="32537">
                <text:p>325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">
                <text:p>7800</text:p>
              </table:table-cell>
              <table:table-cell office:value-type="float" office:value="30797697">
                <text:p>30797697</text:p>
              </table:table-cell>
              <table:table-cell office:value-type="float" office:value="9106921">
                <text:p>9106921</text:p>
              </table:table-cell>
              <table:table-cell office:value-type="float" office:value="33158">
                <text:p>331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">
                <text:p>7900</text:p>
              </table:table-cell>
              <table:table-cell office:value-type="float" office:value="31586406">
                <text:p>31586406</text:p>
              </table:table-cell>
              <table:table-cell office:value-type="float" office:value="9314740">
                <text:p>9314740</text:p>
              </table:table-cell>
              <table:table-cell office:value-type="float" office:value="34443">
                <text:p>344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">
                <text:p>8000</text:p>
              </table:table-cell>
              <table:table-cell office:value-type="float" office:value="32387395">
                <text:p>32387395</text:p>
              </table:table-cell>
              <table:table-cell office:value-type="float" office:value="9563299">
                <text:p>9563299</text:p>
              </table:table-cell>
              <table:table-cell office:value-type="float" office:value="37009">
                <text:p>370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">
                <text:p>8100</text:p>
              </table:table-cell>
              <table:table-cell office:value-type="float" office:value="33193046">
                <text:p>33193046</text:p>
              </table:table-cell>
              <table:table-cell office:value-type="float" office:value="9792875">
                <text:p>9792875</text:p>
              </table:table-cell>
              <table:table-cell office:value-type="float" office:value="36688">
                <text:p>366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">
                <text:p>8200</text:p>
              </table:table-cell>
              <table:table-cell office:value-type="float" office:value="34017167">
                <text:p>34017167</text:p>
              </table:table-cell>
              <table:table-cell office:value-type="float" office:value="10098258">
                <text:p>10098258</text:p>
              </table:table-cell>
              <table:table-cell office:value-type="float" office:value="38213">
                <text:p>382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">
                <text:p>8300</text:p>
              </table:table-cell>
              <table:table-cell office:value-type="float" office:value="34848511">
                <text:p>34848511</text:p>
              </table:table-cell>
              <table:table-cell office:value-type="float" office:value="10248629">
                <text:p>10248629</text:p>
              </table:table-cell>
              <table:table-cell office:value-type="float" office:value="37490">
                <text:p>3749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">
                <text:p>8400</text:p>
              </table:table-cell>
              <table:table-cell office:value-type="float" office:value="35687379">
                <text:p>35687379</text:p>
              </table:table-cell>
              <table:table-cell office:value-type="float" office:value="10559344">
                <text:p>10559344</text:p>
              </table:table-cell>
              <table:table-cell office:value-type="float" office:value="39377">
                <text:p>393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">
                <text:p>8500</text:p>
              </table:table-cell>
              <table:table-cell office:value-type="float" office:value="36536587">
                <text:p>36536587</text:p>
              </table:table-cell>
              <table:table-cell office:value-type="float" office:value="10755629">
                <text:p>10755629</text:p>
              </table:table-cell>
              <table:table-cell office:value-type="float" office:value="40283">
                <text:p>402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">
                <text:p>8600</text:p>
              </table:table-cell>
              <table:table-cell office:value-type="float" office:value="37395597">
                <text:p>37395597</text:p>
              </table:table-cell>
              <table:table-cell office:value-type="float" office:value="11139508">
                <text:p>11139508</text:p>
              </table:table-cell>
              <table:table-cell office:value-type="float" office:value="42529">
                <text:p>425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">
                <text:p>8700</text:p>
              </table:table-cell>
              <table:table-cell office:value-type="float" office:value="38264630">
                <text:p>38264630</text:p>
              </table:table-cell>
              <table:table-cell office:value-type="float" office:value="11313277">
                <text:p>11313277</text:p>
              </table:table-cell>
              <table:table-cell office:value-type="float" office:value="42647">
                <text:p>426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">
                <text:p>8800</text:p>
              </table:table-cell>
              <table:table-cell office:value-type="float" office:value="39149352">
                <text:p>39149352</text:p>
              </table:table-cell>
              <table:table-cell office:value-type="float" office:value="11574727">
                <text:p>11574727</text:p>
              </table:table-cell>
              <table:table-cell office:value-type="float" office:value="40131">
                <text:p>401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">
                <text:p>8900</text:p>
              </table:table-cell>
              <table:table-cell office:value-type="float" office:value="40035391">
                <text:p>40035391</text:p>
              </table:table-cell>
              <table:table-cell office:value-type="float" office:value="11844259">
                <text:p>11844259</text:p>
              </table:table-cell>
              <table:table-cell office:value-type="float" office:value="40781">
                <text:p>407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">
                <text:p>9000</text:p>
              </table:table-cell>
              <table:table-cell office:value-type="float" office:value="40936454">
                <text:p>40936454</text:p>
              </table:table-cell>
              <table:table-cell office:value-type="float" office:value="12111047">
                <text:p>12111047</text:p>
              </table:table-cell>
              <table:table-cell office:value-type="float" office:value="43939">
                <text:p>439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">
                <text:p>9100</text:p>
              </table:table-cell>
              <table:table-cell office:value-type="float" office:value="41846199">
                <text:p>41846199</text:p>
              </table:table-cell>
              <table:table-cell office:value-type="float" office:value="12393530">
                <text:p>12393530</text:p>
              </table:table-cell>
              <table:table-cell office:value-type="float" office:value="41390">
                <text:p>4139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">
                <text:p>9200</text:p>
              </table:table-cell>
              <table:table-cell office:value-type="float" office:value="42765727">
                <text:p>42765727</text:p>
              </table:table-cell>
              <table:table-cell office:value-type="float" office:value="12607800">
                <text:p>12607800</text:p>
              </table:table-cell>
              <table:table-cell office:value-type="float" office:value="42511">
                <text:p>425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">
                <text:p>9300</text:p>
              </table:table-cell>
              <table:table-cell office:value-type="float" office:value="43694977">
                <text:p>43694977</text:p>
              </table:table-cell>
              <table:table-cell office:value-type="float" office:value="12920020">
                <text:p>12920020</text:p>
              </table:table-cell>
              <table:table-cell office:value-type="float" office:value="43039">
                <text:p>430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">
                <text:p>9400</text:p>
              </table:table-cell>
              <table:table-cell office:value-type="float" office:value="44638147">
                <text:p>44638147</text:p>
              </table:table-cell>
              <table:table-cell office:value-type="float" office:value="13173888">
                <text:p>13173888</text:p>
              </table:table-cell>
              <table:table-cell office:value-type="float" office:value="42247">
                <text:p>422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">
                <text:p>9500</text:p>
              </table:table-cell>
              <table:table-cell office:value-type="float" office:value="45586075">
                <text:p>45586075</text:p>
              </table:table-cell>
              <table:table-cell office:value-type="float" office:value="13544390">
                <text:p>13544390</text:p>
              </table:table-cell>
              <table:table-cell office:value-type="float" office:value="43765">
                <text:p>437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">
                <text:p>9600</text:p>
              </table:table-cell>
              <table:table-cell office:value-type="float" office:value="46544848">
                <text:p>46544848</text:p>
              </table:table-cell>
              <table:table-cell office:value-type="float" office:value="13720446">
                <text:p>13720446</text:p>
              </table:table-cell>
              <table:table-cell office:value-type="float" office:value="49331">
                <text:p>493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">
                <text:p>9700</text:p>
              </table:table-cell>
              <table:table-cell office:value-type="float" office:value="47515500">
                <text:p>47515500</text:p>
              </table:table-cell>
              <table:table-cell office:value-type="float" office:value="14079117">
                <text:p>14079117</text:p>
              </table:table-cell>
              <table:table-cell office:value-type="float" office:value="43921">
                <text:p>439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">
                <text:p>9800</text:p>
              </table:table-cell>
              <table:table-cell office:value-type="float" office:value="48493480">
                <text:p>48493480</text:p>
              </table:table-cell>
              <table:table-cell office:value-type="float" office:value="14362928">
                <text:p>14362928</text:p>
              </table:table-cell>
              <table:table-cell office:value-type="float" office:value="44629">
                <text:p>446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">
                <text:p>9900</text:p>
              </table:table-cell>
              <table:table-cell office:value-type="float" office:value="49487401">
                <text:p>49487401</text:p>
              </table:table-cell>
              <table:table-cell office:value-type="float" office:value="14724379">
                <text:p>14724379</text:p>
              </table:table-cell>
              <table:table-cell office:value-type="float" office:value="45910">
                <text:p>459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 LibreOffice_project/4e471d8c02c9c90f512f7f9ead8875b57fcb1ec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